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margin-top="0cm" fo:margin-bottom="0.499cm"/>
      <style:text-properties fo:font-weight="bold"/>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weight="normal"/>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verse characters of each word in a sentence</text:p>
      <text:p text:style-name="Text_20_body">Given a linked list containing characters that form a string such as</text:p>
      <text:p text:style-name="Text_20_body">--------- "my career stack" ---------<text:line-break/>Reverse the characters of each word, keeping the order of the words same such that the output will be</text:p>
      <text:p text:style-name="Text_20_body">--------- "ym reerac kcats" ---------</text:p>
      <text:p text:style-name="Standard"/>
      <text:p text:style-name="P1"/>
      <text:p text:style-name="P1"/>
      <text:p text:style-name="P6">The question is a basic extension of question, in which we are asked to reverse a sub-parts of a linked list by length k. The only difference being that here the 'k' is different for each reversal.</text:p>
      <text:p text:style-name="Quotations">Although the question can be done iteratively, recursion gives us a very neat solution. We can break the problem into smaller problem of reversing each word and then combining them. The reversal part can be done in each recursive call and the connections can be made when we return from the recursive calls.</text:p>
      <text:list xml:id="list616280806" text:style-name="L1">
        <text:list-item>
          <text:p text:style-name="P7">We will consider a sub-part of the string in one recursive call, </text:p>
        </text:list-item>
        <text:list-item>
          <text:p text:style-name="P7">Call the next recursion for the next word, </text:p>
        </text:list-item>
        <text:list-item>
          <text:p text:style-name="P7">Link the next pointers from the result of the recursive call and </text:p>
        </text:list-item>
        <text:list-item>
          <text:p text:style-name="P5">Return the new head of the list. </text:p>
        </text:list-item>
      </text:list>
      <text:p text:style-name="Quotations">In each call we keep revering the sub-list, till we reach a space. Now we make the actual start of the list point to the space and call the recursive function on the next node after the space, if it is not NULL.</text:p>
      <text:p text:style-name="P1"/>
      <text:p text:style-name="P1">Print a singly-linked list backwards, in constant space and linear time</text:p>
      <text:p text:style-name="P1"/>
      <text:p text:style-name="P3">To print a Linked List backwards and that too in constant space there is only one approach and that is to reverse the linked in O(N) time, print it and then reverse it back. Giving us constant space and linear time method.</text:p>
      <text:p text:style-name="P3"/>
      <text:p text:style-name="P3"/>
      <text:p text:style-name="P1">Alternately merge two Linked lists.</text:p>
      <text:p text:style-name="P3"/>
      <text:p text:style-name="P6">This is a quite simple question where you just have to pick one element from each list and link them alternately. Two pointers will be maintained, one for each list.</text:p>
      <text:p text:style-name="Text_20_body">What you can do is that in each iteration 3 nodes can be linked i.e.</text:p>
      <text:p text:style-name="Text_20_body">current node of the first list +</text:p>
      <text:p text:style-name="Text_20_body">current node of the second list +</text:p>
      <text:p text:style-name="Text_20_body">next node of the first list.</text:p>
      <text:p text:style-name="P3"/>
      <text:p text:style-name="P2">How to remove the nth element from the end of a single linked list?</text:p>
      <text:p text:style-name="P2"/>
      <text:p text:style-name="P3">Do the same procedure to find nth node from last.</text:p>
      <text:p text:style-name="P3">But use one more pointer prev that is behind the nth node. So that when we reach to nth node we have prev pointer 1 node back from nth. </text:p>
      <text:p text:style-name="P3">Now we can delete nth node.</text:p>
      <text:p text:style-name="P3"><text:soft-page-break/><text:span text:style-name="T1"/></text:p>
      <text:p text:style-name="P3"><text:span text:style-name="T1"/></text:p>
      <text:p text:style-name="P2">Merge k sorted list of size n</text:p>
      <text:p text:style-name="P2"><text:span text:style-name="T1"/></text:p>
      <text:p text:style-name="Standard"><text:span text:style-name="T3">Naive approach will take O(n*(k^2)) time because </text:span>in the end we merge a list of size 'n*(k-1)' with a list of size 'k' and there are a total of k such merging operations.</text:p>
      <text:p text:style-name="P3"/>
      <text:p text:style-name="P2"><text:span text:style-name="T2">We can use </text:span><text:a xlink:type="simple" xlink:href="http://en.wikipedia.org/wiki/Divide_and_conquer_algorithm"><text:span text:style-name="T2">Divide and Conquer</text:span></text:a><text:span text:style-name="T2"> technique to get a better solution. And due to the structure of the problem, the solution is quite intuitive. Merge pairs of 2 lists in each pass so after each pass the no of lists will become half. Merging this way will give yield an efficiency because the complexity of merging still remains the same --&gt; nk, but the number of iterations are now reduced to logk.</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1-19T17:41:50</meta:creation-date>
    <dc:date>2012-11-19T18:10:14</dc:date>
    <dc:creator>Tejas </dc:creator>
    <meta:editing-duration>PT00H28M25S</meta:editing-duration>
    <meta:editing-cycles>7</meta:editing-cycles>
    <meta:generator>OpenOffice.org/3.2$Linux OpenOffice.org_project/320m12$Build-9483</meta:generator>
    <meta:document-statistic meta:table-count="0" meta:image-count="0" meta:object-count="0" meta:page-count="2" meta:paragraph-count="26" meta:word-count="521" meta:character-count="2739"/>
  </office:meta>
</office:document-meta>
</file>